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</office:automatic-styles>
  <office:body>
    <office:text>
      <text:p text:style-name="P1"><text:span text:style-name="T1_1">Created</text:span><text:span text:style-name="T1_2"><text:s/></text:span><text:span text:style-name="T1_3">by</text:span><text:span text:style-name="T1_4"><text:s/></text:span><text:span text:style-name="T1_5">Matthew</text:span><text:span text:style-name="T1_6"><text:s/></text:span><text:span text:style-name="T1_7">Russo</text:span><text:span text:style-name="T1_8"><text:s/></text:span><text:span text:style-name="T1_9">at</text:span><text:span text:style-name="T1_10"><text:s/>0800</text:span></text:p>
      <text:p text:style-name="P2"><text:span text:style-name="T2_1">Edited</text:span><text:span text:style-name="T2_2"><text:s/></text:span><text:span text:style-name="T2_3">by</text:span><text:span text:style-name="T2_4"><text:s/></text:span><text:span text:style-name="T2_5">Connor</text:span><text:span text:style-name="T2_6"><text:s/></text:span><text:span text:style-name="T2_7">Fortune</text:span><text:span text:style-name="T2_8"><text:s/></text:span><text:span text:style-name="T2_9">at</text:span><text:span text:style-name="T2_10"><text:s/>11:46</text:span><text:span text:style-name="T2_11">am</text:span></text:p>
      <text:p text:style-name="P3"><text:span text:style-name="T3_1">Created</text:span><text:span text:style-name="T3_2"><text:s/></text:span><text:span text:style-name="T3_3">homework</text:span><text:span text:style-name="T3_4"><text:s/></text:span><text:span text:style-name="T3_5">exercises</text:span><text:span text:style-name="T3_6"><text:s/></text:span><text:span text:style-name="T3_7">at</text:span><text:span text:style-name="T3_8"><text:s text:c="2"/>1322<text:s/></text:span><text:span text:style-name="T3_9">by</text:span><text:span text:style-name="T3_10"><text:s/></text:span><text:span text:style-name="T3_11">Matt</text:span><text:span text:style-name="T3_12"><text:s/></text:span><text:span text:style-name="T3_13">Russo</text:span></text:p>
      <text:p text:style-name="P4"><text:span text:style-name="T4_1">Completed</text:span><text:span text:style-name="T4_2"><text:s/></text:span><text:span text:style-name="T4_3">by</text:span><text:span text:style-name="T4_4"><text:s/></text:span><text:span text:style-name="T4_5">Matt</text:span><text:span text:style-name="T4_6"><text:s/></text:span><text:span text:style-name="T4_7">Russo</text:span><text:span text:style-name="T4_8"><text:s/></text:span><text:span text:style-name="T4_9">at</text:span><text:span text:style-name="T4_10"><text:s/>1157<text:s/></text:span><text:span text:style-name="T4_11">Sunday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